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in" table:align="margins"/>
    </style:style>
    <style:style style:name="Table1.A" style:family="table-column">
      <style:table-column-properties style:column-width="2.5in" style:rel-column-width="2184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C1" style:family="table-cell">
      <style:table-cell-properties fo:padding="0.0382in" fo:border="0.5pt solid #000000" style:writing-mode="page"/>
    </style:style>
    <style:style style:name="P1" style:family="paragraph" style:parent-style-name="Preformatted_20_Text">
      <style:paragraph-properties fo:margin-top="0in" fo:margin-bottom="0in" loext:contextual-spacing="false" fo:line-height="125%" fo:orphans="2" fo:widows="2" fo:padding="0.0201in" fo:border="0.06pt solid #ffa6a6" style:shadow="#ffd7d7 0.0693in 0.0693in"/>
      <style:text-properties style:text-underline-style="solid" style:text-underline-width="auto" style:text-underline-color="font-color"/>
    </style:style>
    <style:style style:name="P2" style:family="paragraph" style:parent-style-name="Preformatted_20_Text">
      <style:paragraph-properties fo:margin-top="0in" fo:margin-bottom="0in" loext:contextual-spacing="false" fo:orphans="2" fo:widows="2" fo:padding="0.0201in" fo:border="0.06pt solid #ffa6a6" style:shadow="#ffd7d7 0.0693in 0.0693in"/>
      <style:text-properties fo:font-size="8pt" style:text-underline-style="none" style:font-size-asian="8pt" style:font-size-complex="8pt"/>
    </style:style>
    <style:style style:name="P3" style:family="paragraph" style:parent-style-name="Preformatted_20_Text">
      <style:paragraph-properties fo:margin-top="0in" fo:margin-bottom="0in" loext:contextual-spacing="false" fo:line-height="125%" fo:orphans="2" fo:widows="2" fo:padding="0.0201in" fo:border="0.06pt solid #ffa6a6" style:shadow="#ffd7d7 0.0693in 0.0693in"/>
    </style:style>
    <style:style style:name="P4" style:family="paragraph" style:parent-style-name="Standard">
      <style:text-properties officeooo:rsid="001bb6d8" officeooo:paragraph-rsid="001bb6d8"/>
    </style:style>
    <style:style style:name="P5" style:family="paragraph" style:parent-style-name="Standard">
      <style:text-properties officeooo:rsid="001bb6d8" officeooo:paragraph-rsid="001c7171"/>
    </style:style>
    <style:style style:name="P6" style:family="paragraph" style:parent-style-name="Standard">
      <style:text-properties officeooo:paragraph-rsid="001bb6d8"/>
    </style:style>
    <style:style style:name="P7" style:family="paragraph" style:parent-style-name="Standard">
      <style:text-properties officeooo:rsid="001cb95c" officeooo:paragraph-rsid="001cb95c"/>
    </style:style>
    <style:style style:name="P8" style:family="paragraph" style:parent-style-name="Standard">
      <style:text-properties officeooo:rsid="001cb95c" officeooo:paragraph-rsid="001d8394"/>
    </style:style>
    <style:style style:name="P9" style:family="paragraph" style:parent-style-name="Standard">
      <style:text-properties officeooo:rsid="001cf23d" officeooo:paragraph-rsid="001cf23d"/>
    </style:style>
    <style:style style:name="P10" style:family="paragraph" style:parent-style-name="Standard">
      <style:text-properties officeooo:rsid="001cf23d" officeooo:paragraph-rsid="001d8394"/>
    </style:style>
    <style:style style:name="P11" style:family="paragraph" style:parent-style-name="Standard">
      <style:text-properties officeooo:rsid="001d8394" officeooo:paragraph-rsid="001d8394"/>
    </style:style>
    <style:style style:name="P12" style:family="paragraph" style:parent-style-name="Standard">
      <style:text-properties officeooo:rsid="001ed9e9" officeooo:paragraph-rsid="001ed9e9"/>
    </style:style>
    <style:style style:name="P13" style:family="paragraph" style:parent-style-name="Standard">
      <style:text-properties officeooo:rsid="0022a7d5" officeooo:paragraph-rsid="0022a7d5"/>
    </style:style>
    <style:style style:name="P14" style:family="paragraph" style:parent-style-name="Standard">
      <style:text-properties style:text-underline-style="solid" style:text-underline-width="auto" style:text-underline-color="font-color" officeooo:rsid="0022a7d5" officeooo:paragraph-rsid="0022a7d5"/>
    </style:style>
    <style:style style:name="P15" style:family="paragraph" style:parent-style-name="Standard" style:master-page-name="">
      <style:paragraph-properties style:page-number="auto" fo:padding="0.0201in" fo:border="0.06pt solid #ffa6a6" style:shadow="#ffd7d7 0.0693in 0.0693in"/>
      <style:text-properties officeooo:paragraph-rsid="001bb6d8"/>
    </style:style>
    <style:style style:name="P16" style:family="paragraph" style:parent-style-name="Standard">
      <style:paragraph-properties fo:padding="0.0201in" fo:border="0.06pt solid #ffa6a6" style:shadow="#ffd7d7 0.0693in 0.0693in"/>
      <style:text-properties style:font-name="Liberation Mono" fo:font-size="8pt" officeooo:rsid="001c7171" officeooo:paragraph-rsid="001c7171" style:font-size-asian="8pt" style:font-size-complex="8pt"/>
    </style:style>
    <style:style style:name="P17" style:family="paragraph" style:parent-style-name="Standard">
      <style:paragraph-properties fo:padding="0.0201in" fo:border="0.06pt solid #ffa6a6" style:shadow="#ffd7d7 0.0693in 0.0693in"/>
      <style:text-properties style:font-name="Liberation Mono" fo:font-size="8pt" officeooo:rsid="001c7171" officeooo:paragraph-rsid="001d8394" style:font-size-asian="8pt" style:font-size-complex="8pt"/>
    </style:style>
    <style:style style:name="P18" style:family="paragraph" style:parent-style-name="Standard">
      <style:paragraph-properties fo:padding="0.0201in" fo:border="0.06pt solid #ffa6a6" style:shadow="#ffd7d7 0.0693in 0.0693in"/>
      <style:text-properties style:font-name="Liberation Mono" fo:font-size="8pt" officeooo:rsid="001c7171" officeooo:paragraph-rsid="001df851" style:font-size-asian="8pt" style:font-size-complex="8pt"/>
    </style:style>
    <style:style style:name="P19" style:family="paragraph" style:parent-style-name="Standard">
      <style:paragraph-properties fo:padding="0.0201in" fo:border="0.06pt solid #ffa6a6" style:shadow="#ffd7d7 0.0693in 0.0693in"/>
      <style:text-properties officeooo:paragraph-rsid="001c7171"/>
    </style:style>
    <style:style style:name="P20" style:family="paragraph" style:parent-style-name="Preformatted_20_Text">
      <style:paragraph-properties fo:padding="0.0201in" fo:border="0.06pt solid #ffa6a6" style:shadow="#ffd7d7 0.0693in 0.0693in"/>
    </style:style>
    <style:style style:name="P21" style:family="paragraph" style:parent-style-name="Preformatted_20_Text">
      <style:paragraph-properties fo:padding="0.0201in" fo:border="0.06pt solid #ffa6a6" style:shadow="#ffd7d7 0.0693in 0.0693in"/>
      <style:text-properties officeooo:rsid="001ed9e9" officeooo:paragraph-rsid="001ed9e9"/>
    </style:style>
    <style:style style:name="P22" style:family="paragraph" style:parent-style-name="Preformatted_20_Text">
      <style:paragraph-properties fo:margin-top="0in" fo:margin-bottom="0.1965in" loext:contextual-spacing="false" fo:padding="0.0201in" fo:border="0.06pt solid #ffa6a6" style:shadow="#ffd7d7 0.0693in 0.0693in"/>
    </style:style>
    <style:style style:name="P23" style:family="paragraph" style:parent-style-name="Text_20_body">
      <style:text-properties fo:color="#000000" officeooo:rsid="001dba92" officeooo:paragraph-rsid="001dba92"/>
    </style:style>
    <style:style style:name="P24" style:family="paragraph" style:parent-style-name="Text_20_body">
      <style:text-properties fo:color="#000000" officeooo:rsid="001ed9e9" officeooo:paragraph-rsid="001ed9e9"/>
    </style:style>
    <style:style style:name="P25" style:family="paragraph" style:parent-style-name="Text_20_body">
      <style:text-properties fo:color="#ff0000" officeooo:rsid="001ed9e9" officeooo:paragraph-rsid="001ed9e9"/>
    </style:style>
    <style:style style:name="P26" style:family="paragraph" style:parent-style-name="Text_20_body">
      <style:text-properties fo:color="#729fcf" officeooo:rsid="001ed9e9" officeooo:paragraph-rsid="001ed9e9"/>
    </style:style>
    <style:style style:name="P27" style:family="paragraph" style:parent-style-name="Heading_20_2">
      <style:text-properties fo:color="#729fcf" officeooo:rsid="001bb6d8" officeooo:paragraph-rsid="00211f92"/>
    </style:style>
    <style:style style:name="P28" style:family="paragraph" style:parent-style-name="Heading_20_3">
      <style:text-properties fo:color="#729fcf"/>
    </style:style>
    <style:style style:name="P29" style:family="paragraph" style:parent-style-name="Heading_20_3" style:list-style-name="">
      <style:text-properties fo:color="#729fcf"/>
    </style:style>
    <style:style style:name="P30" style:family="paragraph" style:parent-style-name="Heading_20_3">
      <style:paragraph-properties fo:break-before="page"/>
      <style:text-properties fo:color="#729fcf"/>
    </style:style>
    <style:style style:name="T1" style:family="text">
      <style:text-properties fo:font-variant="normal" fo:text-transform="none" fo:color="#204a87" fo:font-size="10.5500001907349pt" fo:letter-spacing="normal" fo:font-style="normal" style:text-underline-style="solid" style:text-underline-width="auto" style:text-underline-color="font-color" fo:font-weight="normal"/>
    </style:style>
    <style:style style:name="T2" style:family="text">
      <style:text-properties fo:font-variant="normal" fo:text-transform="none" fo:color="#204a87" fo:font-size="8pt" fo:letter-spacing="normal" fo:font-style="normal" style:text-underline-style="none" fo:font-weight="normal" style:font-size-asian="8pt" style:font-size-complex="8pt"/>
    </style:style>
    <style:style style:name="T3" style:family="text">
      <style:text-properties fo:font-variant="normal" fo:text-transform="none" fo:color="#204a87" fo:font-size="8pt" fo:letter-spacing="normal" fo:font-style="normal" style:text-underline-style="none" fo:font-weight="bold" style:font-size-asian="8pt" style:font-size-complex="8pt"/>
    </style:style>
    <style:style style:name="T4" style:family="text">
      <style:text-properties fo:font-variant="normal" fo:text-transform="none" fo:color="#050517" fo:font-size="8pt" fo:letter-spacing="normal" fo:font-style="normal" style:text-underline-style="none" fo:font-weight="normal" style:font-size-asian="8pt" style:font-size-complex="8pt"/>
    </style:style>
    <style:style style:name="T5" style:family="text">
      <style:text-properties fo:font-variant="normal" fo:text-transform="none" fo:color="#050517" fo:font-size="8pt" fo:letter-spacing="normal" style:text-underline-style="none" style:font-size-asian="8pt" style:font-size-complex="8pt"/>
    </style:style>
    <style:style style:name="T6" style:family="text">
      <style:text-properties fo:font-variant="normal" fo:text-transform="none" fo:color="#8f5902" fo:font-size="8pt" fo:letter-spacing="normal" fo:font-style="italic" style:text-underline-style="none" fo:font-weight="normal" style:font-size-asian="8pt" style:font-size-complex="8pt"/>
    </style:style>
    <style:style style:name="T7" style:family="text">
      <style:text-properties fo:font-variant="normal" fo:text-transform="none" fo:color="#4e9a06" fo:font-size="8pt" fo:letter-spacing="normal" fo:font-style="normal" style:text-underline-style="none" fo:font-weight="normal" style:font-size-asian="8pt" style:font-size-complex="8pt"/>
    </style:style>
    <style:style style:name="T8" style:family="text">
      <style:text-properties fo:font-variant="normal" fo:text-transform="none" fo:color="#0000cf" fo:font-size="8pt" fo:letter-spacing="normal" fo:font-style="normal" style:text-underline-style="none" fo:font-weight="normal" style:font-size-asian="8pt" style:font-size-complex="8pt"/>
    </style:style>
    <style:style style:name="T9" style:family="text">
      <style:text-properties officeooo:rsid="001c7171"/>
    </style:style>
    <style:style style:name="T10" style:family="text">
      <style:text-properties officeooo:rsid="001cf23d"/>
    </style:style>
    <style:style style:name="T11" style:family="text">
      <style:text-properties fo:color="#729fcf"/>
    </style:style>
    <style:style style:name="T12" style:family="text">
      <style:text-properties fo:color="#729fcf" officeooo:rsid="001ed9e9"/>
    </style:style>
    <style:style style:name="T13" style:family="text">
      <style:text-properties officeooo:rsid="001d8394"/>
    </style:style>
    <style:style style:name="T14" style:family="text">
      <style:text-properties style:font-name="Liberation Mono" fo:font-size="8pt" officeooo:rsid="001c7171" style:font-size-asian="8pt" style:font-size-complex="8pt"/>
    </style:style>
    <style:style style:name="T15" style:family="text">
      <style:text-properties style:font-name="Liberation Mono" fo:font-size="8pt" officeooo:rsid="001d8394" style:font-size-asian="8pt" style:font-size-complex="8pt"/>
    </style:style>
    <style:style style:name="T16" style:family="text">
      <style:text-properties officeooo:rsid="001dba92"/>
    </style:style>
    <style:style style:name="T17" style:family="text">
      <style:text-properties officeooo:rsid="0020aae5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size="14pt" fo:font-weight="bold" style:font-size-asian="14pt" style:font-weight-asian="bold" style:font-size-complex="14pt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officeooo:rsid="0022a7d5"/>
    </style:style>
    <style:style style:name="T22" style:family="text">
      <style:text-properties fo:color="#ff0000"/>
    </style:style>
    <style:style style:name="Sect1" style:family="section">
      <style:section-properties text:dont-balance-text-columns="false" style:editable="false">
        <style:columns fo:column-count="2">
          <style:column style:rel-width="5904*" fo:start-indent="0in" fo:end-indent="0.1in"/>
          <style:column style:rel-width="4068*" fo:start-indent="0.1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2">
          <style:column style:rel-width="4464*" fo:start-indent="0in" fo:end-indent="0.1in"/>
          <style:column style:rel-width="6336*" fo:start-indent="0.1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7" text:outline-level="2"><text:span text:style-name="T19">Day 13</text:span> – <text:span text:style-name="T20">Miscellaneous</text:span></text:h>
      <text:p text:style-name="P4"/>
      <text:h text:style-name="P28" text:outline-level="3">Exiting a program early:</text:h>
      <text:p text:style-name="P6"><text:span text:style-name="Source_20_Text"><text:span text:style-name="T1"/></text:span></text:p>
      <text:p text:style-name="P15"><text:bookmark text:name="cb1-5"/><text:span text:style-name="Source_20_Text"><text:span text:style-name="T2">int</text:span></text:span><text:span text:style-name="Source_20_Text"><text:span text:style-name="T4"> main()</text:span></text:span></text:p>
      <text:p text:style-name="P1"><text:bookmark text:name="cb1-6"/><text:span text:style-name="Source_20_Text"><text:span text:style-name="T4">{</text:span></text:span></text:p>
      <text:p text:style-name="P1"><text:bookmark text:name="cb1-7"/><text:span text:style-name="Source_20_Text"><text:span text:style-name="T5"><text:s text:c="2"/></text:span></text:span><text:span text:style-name="Source_20_Text"><text:span text:style-name="T6">// Get number from user</text:span></text:span></text:p>
      <text:p text:style-name="P1"><text:bookmark text:name="cb1-8"/><text:span text:style-name="Source_20_Text"><text:span text:style-name="T5"><text:s text:c="2"/></text:span></text:span><text:span text:style-name="Source_20_Text"><text:span text:style-name="T4">cout &lt;&lt; </text:span></text:span><text:span text:style-name="Source_20_Text"><text:span text:style-name="T7">"Enter a non-zero integer: "</text:span></text:span><text:span text:style-name="Source_20_Text"><text:span text:style-name="T4">;</text:span></text:span></text:p>
      <text:p text:style-name="P1"><text:bookmark text:name="cb1-9"/><text:span text:style-name="Source_20_Text"><text:span text:style-name="T5"><text:s text:c="2"/></text:span></text:span><text:span text:style-name="Source_20_Text"><text:span text:style-name="T2">int</text:span></text:span><text:span text:style-name="Source_20_Text"><text:span text:style-name="T4"> k;</text:span></text:span></text:p>
      <text:p text:style-name="P1"><text:bookmark text:name="cb1-10"/><text:span text:style-name="Source_20_Text"><text:span text:style-name="T5"><text:s text:c="2"/></text:span></text:span><text:span text:style-name="Source_20_Text"><text:span text:style-name="T4">cin &gt;&gt; k;</text:span></text:span></text:p>
      <text:p text:style-name="P2"><text:bookmark text:name="cb1-11"/></text:p>
      <text:p text:style-name="P1"><text:bookmark text:name="cb1-12"/><text:span text:style-name="Source_20_Text"><text:span text:style-name="T5"><text:s text:c="2"/></text:span></text:span><text:span text:style-name="Source_20_Text"><text:span text:style-name="T6">// Deal with bad input</text:span></text:span></text:p>
      <text:p text:style-name="P1"><text:bookmark text:name="cb1-13"/><text:span text:style-name="Source_20_Text"><text:span text:style-name="T5"><text:s text:c="2"/></text:span></text:span><text:span text:style-name="Source_20_Text"><text:span text:style-name="T3">if</text:span></text:span><text:span text:style-name="Source_20_Text"><text:span text:style-name="T4"> (k == </text:span></text:span><text:span text:style-name="Source_20_Text"><text:span text:style-name="T8">0</text:span></text:span><text:span text:style-name="Source_20_Text"><text:span text:style-name="T4">)</text:span></text:span></text:p>
      <text:p text:style-name="P1"><text:bookmark text:name="cb1-14"/><text:span text:style-name="Source_20_Text"><text:span text:style-name="T5"><text:s text:c="2"/></text:span></text:span><text:span text:style-name="Source_20_Text"><text:span text:style-name="T4">{</text:span></text:span></text:p>
      <text:p text:style-name="P1"><text:bookmark text:name="cb1-15"/><text:span text:style-name="Source_20_Text"><text:span text:style-name="T5"><text:s text:c="4"/></text:span></text:span><text:span text:style-name="Source_20_Text"><text:span text:style-name="T4">cout &lt;&lt; </text:span></text:span><text:span text:style-name="Source_20_Text"><text:span text:style-name="T7">"You follow directions like a Firstie!"</text:span></text:span><text:span text:style-name="Source_20_Text"><text:span text:style-name="T4"> &lt;&lt; endl;</text:span></text:span></text:p>
      <text:p text:style-name="P1"><text:bookmark text:name="cb1-16"/><text:span text:style-name="Source_20_Text"><text:span text:style-name="T5"><text:s text:c="4"/></text:span></text:span><text:span text:style-name="Source_20_Text"><text:span text:style-name="T3">return</text:span></text:span><text:span text:style-name="Source_20_Text"><text:span text:style-name="T4"> </text:span></text:span><text:span text:style-name="Source_20_Text"><text:span text:style-name="T8">1</text:span></text:span><text:span text:style-name="Source_20_Text"><text:span text:style-name="T4">;</text:span></text:span></text:p>
      <text:p text:style-name="P1"><text:bookmark text:name="cb1-17"/><text:span text:style-name="Source_20_Text"><text:span text:style-name="T5"><text:s text:c="2"/></text:span></text:span><text:span text:style-name="Source_20_Text"><text:span text:style-name="T4">}</text:span></text:span></text:p>
      <text:p text:style-name="P2"><text:bookmark text:name="cb1-18"/></text:p>
      <text:p text:style-name="P1"><text:bookmark text:name="cb1-19"/><text:span text:style-name="Source_20_Text"><text:span text:style-name="T5"><text:s text:c="2"/></text:span></text:span><text:span text:style-name="Source_20_Text"><text:span text:style-name="T6">// Write out decimal approximation of 1/k</text:span></text:span></text:p>
      <text:p text:style-name="P1"><text:bookmark text:name="cb1-20"/><text:span text:style-name="Source_20_Text"><text:span text:style-name="T5"><text:s text:c="2"/></text:span></text:span><text:span text:style-name="Source_20_Text"><text:span text:style-name="T4">cout &lt;&lt; setprecision(</text:span></text:span><text:span text:style-name="Source_20_Text"><text:span text:style-name="T8">20</text:span></text:span><text:span text:style-name="Source_20_Text"><text:span text:style-name="T4">);</text:span></text:span></text:p>
      <text:p text:style-name="P1"><text:bookmark text:name="cb1-21"/><text:span text:style-name="Source_20_Text"><text:span text:style-name="T5"><text:s text:c="2"/></text:span></text:span><text:span text:style-name="Source_20_Text"><text:span text:style-name="T4">cout &lt;&lt; </text:span></text:span><text:span text:style-name="Source_20_Text"><text:span text:style-name="T7">"1/"</text:span></text:span><text:span text:style-name="Source_20_Text"><text:span text:style-name="T4"> &lt;&lt; k &lt;&lt; </text:span></text:span><text:span text:style-name="Source_20_Text"><text:span text:style-name="T7">" is "</text:span></text:span><text:span text:style-name="Source_20_Text"><text:span text:style-name="T4"> &lt;&lt; </text:span></text:span><text:span text:style-name="Source_20_Text"><text:span text:style-name="T8">1</text:span></text:span><text:span text:style-name="Source_20_Text"><text:span text:style-name="T4">/</text:span></text:span><text:span text:style-name="Source_20_Text"><text:span text:style-name="T2">double</text:span></text:span><text:span text:style-name="Source_20_Text"><text:span text:style-name="T4">(k) &lt;&lt; endl;</text:span></text:span></text:p>
      <text:p text:style-name="P2"><text:bookmark text:name="cb1-22"/></text:p>
      <text:p text:style-name="P1"><text:bookmark text:name="cb1-23"/><text:span text:style-name="Source_20_Text"><text:span text:style-name="T5"><text:s text:c="2"/></text:span></text:span><text:span text:style-name="Source_20_Text"><text:span text:style-name="T3">return</text:span></text:span><text:span text:style-name="Source_20_Text"><text:span text:style-name="T4"> </text:span></text:span><text:span text:style-name="Source_20_Text"><text:span text:style-name="T8">0</text:span></text:span><text:span text:style-name="Source_20_Text"><text:span text:style-name="T4">;</text:span></text:span></text:p>
      <text:p text:style-name="P3"><text:bookmark text:name="cb1-24"/><text:span text:style-name="Source_20_Text"><text:span text:style-name="T4">}</text:span></text:span></text:p>
      <text:p text:style-name="P4"/>
      <text:h text:style-name="P28" text:outline-level="3">do-while loops:</text:h>
      <text:p text:style-name="P9">2 + 5 + 1 + 8 = </text:p>
      <text:p text:style-name="P9"/>
      <table:table table:name="Table1" table:style-name="Table1">
        <table:table-column table:style-name="Table1.A" table:number-columns-repeated="3"/>
        <table:table-row table:style-name="TableLine94628708105440">
          <table:table-cell table:style-name="Table1.A1" office:value-type="string">
            <text:p text:style-name="P11">int next, sum = 0;</text:p>
            <text:p text:style-name="P11">char op;</text:p>
            <text:p text:style-name="P11"/>
            <text:p text:style-name="P11">cin &gt;&gt; next &gt;&gt; op;</text:p>
            <text:p text:style-name="P11">sum = next;</text:p>
            <text:p text:style-name="P11"/>
            <text:p text:style-name="P11">while (op != ‘=’) {</text:p>
            <text:p text:style-name="P11"><text:tab/>cin &gt;&gt; next &gt;&gt; op;</text:p>
            <text:p text:style-name="P11"><text:tab/>sum += next;</text:p>
            <text:p text:style-name="P11">}</text:p>
          </table:table-cell>
          <table:table-cell table:style-name="Table1.A1" office:value-type="string">
            <text:p text:style-name="P11">int next, sum = 0;</text:p>
            <text:p text:style-name="P11">char op = ‘x’;</text:p>
            <text:p text:style-name="P11"/>
            <text:p text:style-name="P11">while (op != ‘=’) {</text:p>
            <text:p text:style-name="P11"><text:tab/>cin &gt;&gt; next &gt;&gt; op;</text:p>
            <text:p text:style-name="P11"><text:tab/>sum += next;</text:p>
            <text:p text:style-name="P11">}</text:p>
          </table:table-cell>
          <table:table-cell table:style-name="Table1.C1" office:value-type="string">
            <text:p text:style-name="P10">int next, sum = 0;</text:p>
            <text:p text:style-name="P10">char op;</text:p>
            <text:p text:style-name="P10"/>
            <text:p text:style-name="P8">do {</text:p>
            <text:p text:style-name="P8"><text:tab/><text:span text:style-name="T10">cin &gt;&gt; next </text:span><text:span text:style-name="T13">&gt;&gt; op;</text:span></text:p>
            <text:p text:style-name="P8"><text:tab/><text:span text:style-name="T10">sum += next;</text:span></text:p>
            <text:p text:style-name="P8">} while ( <text:span text:style-name="T10">op != ‘=’</text:span>);</text:p>
          </table:table-cell>
        </table:table-row>
      </table:table>
      <text:p text:style-name="P11"/>
      <text:p text:style-name="P7"/>
      <text:p text:style-name="P7">do-while loop allows you to put the test at the end rather than at the beginning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29" text:outline-level="3"/>
      <text:h text:style-name="P30" text:outline-level="3">Short-circuit evaluation of boolean expressions:</text:h>
      <text:p text:style-name="P4"/>
      <text:p text:style-name="P4"><text:tab/>while (k&gt;0 &amp;&amp; 1000 % k != 0)</text:p>
      <text:p text:style-name="P4"/>
      <text:p text:style-name="P4"><text:tab/>if ( score &gt; 5 || score == 0)</text:p>
      <text:p text:style-name="P4"/>
      <text:p text:style-name="P4"/>
      <text:h text:style-name="P28" text:outline-level="3">Switch statements:</text:h>
      <text:p text:style-name="P4"/>
      <text:section text:style-name="Sect1" text:name="Section1">
        <text:p text:style-name="P16">int days; <text:s text:c="3"/>//number of days in a month</text:p>
        <text:p text:style-name="P16">switch(month)</text:p>
        <text:p text:style-name="P17">{ <text:s text:c="5"/></text:p>
        <text:p text:style-name="P17"><text:s text:c="4"/>// <text:span text:style-name="T13">if month is 1,3,5,7,10,12 then days=31</text:span> <text:s text:c="19"/></text:p>
        <text:p text:style-name="P16"><text:s text:c="4"/>case 1: case 3: case 5: case 7: case 8: case 10: case 12:</text:p>
        <text:p text:style-name="P16"><text:s text:c="8"/>days = 31;</text:p>
        <text:p text:style-name="P16"><text:s text:c="8"/>break;</text:p>
        <text:p text:style-name="P19"><text:span text:style-name="T14"><text:s text:c="4"/>// </text:span><text:span text:style-name="T15">if month is 2, then check if leap year</text:span></text:p>
        <text:p text:style-name="P16"><text:s text:c="4"/>case 2:</text:p>
        <text:p text:style-name="P16"><text:s text:c="8"/>if (y % 4 == 0 &amp;&amp; (y%100 != 0 || y%400 == 0)) {</text:p>
        <text:p text:style-name="P16"><text:s text:c="12"/>days = 29;</text:p>
        <text:p text:style-name="P16"><text:s text:c="8"/>}</text:p>
        <text:p text:style-name="P16"><text:s text:c="8"/>else {</text:p>
        <text:p text:style-name="P16"><text:s text:c="12"/>days = 28;</text:p>
        <text:p text:style-name="P16"><text:s text:c="8"/>}</text:p>
        <text:p text:style-name="P16"><text:s text:c="8"/>break;</text:p>
        <text:p text:style-name="P16"><text:s text:c="4"/>// <text:span text:style-name="T13">otherwise, days=30</text:span></text:p>
        <text:p text:style-name="P16"><text:s text:c="4"/>default:</text:p>
        <text:p text:style-name="P16"><text:s text:c="8"/>days = 30;</text:p>
        <text:p text:style-name="P16"><text:s text:c="8"/>break;</text:p>
        <text:p text:style-name="P16">}</text:p>
        <text:p text:style-name="P5"/>
        <text:p text:style-name="P4">* the argument (variable) needs to be an int or a char</text:p>
        <text:p text:style-name="P4">* <text:span text:style-name="T9">tests for equality for each of the test cases</text:span></text:p>
        <text:p text:style-name="P4">* <text:span text:style-name="T9">default is option</text:span></text:p>
        <text:p text:style-name="P4">* <text:span text:style-name="T9">number of cases can be anything</text:span></text:p>
        <text:p text:style-name="P4"/>
        <text:p text:style-name="P4"/>
        <text:p text:style-name="P4"/>
        <text:p text:style-name="P4"/>
        <text:p text:style-name="P4"/>
        <text:p text:style-name="P14">Switching based on Navy bets:</text:p>
        <text:p text:style-name="P13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</text:section>
      <text:p text:style-name="P4"/>
      <text:h text:style-name="P28" text:outline-level="3">Break and Continue</text:h>
      <text:p text:style-name="P23">5 + 3 + 1 + 19 = </text:p>
      <text:section text:style-name="Sect2" text:name="Section2">
        <text:p text:style-name="P16">while (true) {</text:p>
        <text:p text:style-name="P16"><text:tab/>cin &gt;&gt; val &gt;&gt; <text:span text:style-name="T16">op</text:span>;</text:p>
        <text:p text:style-name="P18"><text:tab/>result = result + val;</text:p>
        <text:p text:style-name="P16"><text:tab/>if (<text:span text:style-name="T16">op</text:span> == ‘+’){</text:p>
        <text:p text:style-name="P16"><text:tab/><text:tab/><text:span text:style-name="T16">continue;</text:span></text:p>
        <text:p text:style-name="P16"><text:tab/>}</text:p>
        <text:p text:style-name="P16"><text:tab/>if (<text:span text:style-name="T16">op</text:span> == ‘=’){</text:p>
        <text:p text:style-name="P16"><text:tab/><text:tab/>break;</text:p>
        <text:p text:style-name="P16"><text:tab/>}</text:p>
        <text:p text:style-name="P16">}</text:p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><text:soft-page-break/></text:p>
      </text:section>
      <text:h text:style-name="Heading_20_3" text:outline-level="3"><text:span text:style-name="T11">Reading in the white space: cin.get() / </text:span><text:span text:style-name="T12">fin.get()</text:span><text:span text:style-name="T11"> <text:s text:c="3"/></text:span><text:span text:style-name="T12">&amp; <text:s text:c="4"/></text:span><text:span text:style-name="T11">End of file: fin.eof()</text:span></text:h>
      <text:p text:style-name="P12">Recall, cin &gt;&gt; x <text:s/>&gt;&gt; y <text:s/>skips the white space. What if you want to keep track of the white space as well or you want to know when the end of the file occurs?</text:p>
      <text:p text:style-name="P12"/>
      <text:p text:style-name="P21"><text:bookmark text:name="cb16-5"/><text:span text:style-name="Source_20_Text">int main()</text:span></text:p>
      <text:p text:style-name="P20"><text:bookmark text:name="cb16-6"/><text:span text:style-name="Source_20_Text">{</text:span></text:p>
      <text:p text:style-name="P20"><text:bookmark text:name="cb16-7"/><text:span text:style-name="Source_20_Text"><text:s text:c="2"/>// Open file stream</text:span></text:p>
      <text:p text:style-name="P20"><text:bookmark text:name="cb16-8"/><text:span text:style-name="Source_20_Text"><text:s text:c="2"/>ifstream FIS("Input");</text:span></text:p>
      <text:p text:style-name="P20"><text:bookmark text:name="cb16-9"/></text:p>
      <text:p text:style-name="P20"><text:bookmark text:name="cb16-10"/><text:span text:style-name="Source_20_Text"><text:s text:c="2"/>// Read char c until the end of file</text:span></text:p>
      <text:p text:style-name="P20"><text:bookmark text:name="cb16-11"/><text:span text:style-name="Source_20_Text"><text:s text:c="2"/>int count = 0;</text:span></text:p>
      <text:p text:style-name="P20"><text:bookmark text:name="cb16-12"/><text:span text:style-name="Source_20_Text"><text:s text:c="2"/>for (char c </text:span><text:span text:style-name="Source_20_Text"><text:span text:style-name="T22">= FIS.get(</text:span></text:span><text:span text:style-name="Source_20_Text">); </text:span><text:span text:style-name="Source_20_Text"><text:span text:style-name="T22">!FIS.eof()</text:span></text:span><text:span text:style-name="Source_20_Text">; </text:span><text:span text:style-name="Source_20_Text"><text:span text:style-name="T22">c = FIS.get()</text:span></text:span><text:span text:style-name="Source_20_Text">) </text:span><text:span text:style-name="Source_20_Text"><text:span text:style-name="T21">{</text:span></text:span></text:p>
      <text:p text:style-name="P20"><text:bookmark text:name="cb16-13"/><text:span text:style-name="Source_20_Text"><text:s text:c="4"/>count++;</text:span></text:p>
      <text:p text:style-name="P20"><text:span text:style-name="Source_20_Text"><text:s text:c="2"/></text:span><text:span text:style-name="Source_20_Text"><text:span text:style-name="T21">}</text:span></text:span></text:p>
      <text:p text:style-name="P20"><text:span text:style-name="Source_20_Text"/></text:p>
      <text:p text:style-name="P20"><text:bookmark text:name="cb16-14"/><text:span text:style-name="Source_20_Text"><text:s text:c="2"/>cout &lt;&lt; "There were " &lt;&lt; count &lt;&lt; " characters!" &lt;&lt; endl;</text:span></text:p>
      <text:p text:style-name="P20"><text:bookmark text:name="cb16-15"/></text:p>
      <text:p text:style-name="P20"><text:bookmark text:name="cb16-16"/><text:span text:style-name="Source_20_Text"><text:s text:c="2"/>return 0;</text:span></text:p>
      <text:p text:style-name="P22"><text:bookmark text:name="cb16-17"/><text:span text:style-name="Source_20_Text">}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28" text:outline-level="3">Formatting printed numbers:</text:h>
      <text:p text:style-name="P24"><text:span text:style-name="T18">Library: </text:span>iomanip <text:s text:c="2"/>(stands for i/o manipulators)</text:p>
      <text:p text:style-name="P26"/>
      <text:p text:style-name="P24">double pi = M_PI;</text:p>
      <text:p text:style-name="P24">// printing only <text:span text:style-name="T17">5</text:span> decimals</text:p>
      <text:p text:style-name="P24">cout &lt;&lt; pi &lt;&lt; endl;</text:p>
      <text:p text:style-name="P25">3.14159</text:p>
      <text:p text:style-name="P25"/>
      <text:p text:style-name="P24">// printing out the dictated 20 decimals</text:p>
      <text:p text:style-name="P24">cout &lt;&lt; setprecision(20);</text:p>
      <text:p text:style-name="P24">cout &lt;&lt; pi &lt;&lt; endl;</text:p>
      <text:p text:style-name="P25">3.141592653589793116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6T10:23:50.890057749</meta:creation-date>
    <dc:date>2022-09-19T06:51:27.913400739</dc:date>
    <meta:editing-duration>PT38M6S</meta:editing-duration>
    <meta:editing-cycles>7</meta:editing-cycles>
    <meta:generator>LibreOffice/6.4.7.2$Linux_X86_64 LibreOffice_project/40$Build-2</meta:generator>
    <meta:document-statistic meta:table-count="1" meta:image-count="0" meta:object-count="0" meta:page-count="3" meta:paragraph-count="108" meta:word-count="495" meta:character-count="2456" meta:non-whitespace-character-count="1836"/>
  </office:meta>
</office:document-meta>
</file>